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29d" officeooo:paragraph-rsid="000db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f5e" officeooo:paragraph-rsid="000f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9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Zadanie 3</text:h>
      <text:p text:style-name="Text_20_body">Rozpatrzyć kryteria jakości związane z pożądanym działaniem i nietolerowaniem preparatu medycznego wg poniższej tabeli: </text:p>
      <text:p text:style-name="Text_20_body">Q1 – doskonałe efekty leczenia. Q2 – całkowita nieskuteczność. 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2">Q1</text:p>
          </table:table-cell>
          <table:table-cell table:style-name="Tabela1.C1" office:value-type="string">
            <text:p text:style-name="P2">Q2</text:p>
          </table:table-cell>
        </table:table-row>
        <table:table-row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40-N</text:p>
          </table:table-cell>
          <table:table-cell table:style-name="Tabela1.C2" office:value-type="string">
            <text:p text:style-name="P2">1<text:span text:style-name="T1">0</text:span>+N</text:p>
          </table:table-cell>
        </table:table-row>
        <table:table-row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2">60-N</text:p>
          </table:table-cell>
          <table:table-cell table:style-name="Tabela1.C2" office:value-type="string">
            <text:p text:style-name="P2">30+N</text:p>
          </table:table-cell>
        </table:table-row>
        <table:table-row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60</text:p>
          </table:table-cell>
          <table:table-cell table:style-name="Tabela1.C2" office:value-type="string">
            <text:p text:style-name="P3">20</text:p>
          </table:table-cell>
        </table:table-row>
        <table:table-row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10</text:p>
          </table:table-cell>
          <table:table-cell table:style-name="Tabela1.C2" office:value-type="string">
            <text:p text:style-name="P3">30</text:p>
          </table:table-cell>
        </table:table-row>
        <table:table-row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2">20+N</text:p>
          </table:table-cell>
          <table:table-cell table:style-name="Tabela1.C2" office:value-type="string">
            <text:p text:style-name="P3">5</text:p>
          </table:table-cell>
        </table:table-row>
        <table:table-row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30</text:p>
          </table:table-cell>
          <table:table-cell table:style-name="Tabela1.C2" office:value-type="string">
            <text:p text:style-name="P3">20+N</text:p>
          </table:table-cell>
        </table:table-row>
        <table:table-row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40-N</text:p>
          </table:table-cell>
          <table:table-cell table:style-name="Tabela1.C2" office:value-type="string">
            <text:p text:style-name="P3">2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4:58.219000000</meta:creation-date>
    <dc:date>2019-05-15T16:06:46.563000000</dc:date>
    <meta:editing-duration>PT1M38S</meta:editing-duration>
    <meta:editing-cycles>1</meta:editing-cycles>
    <meta:generator>LibreOffice/6.2.1.2$Windows_x86 LibreOffice_project/7bcb35dc3024a62dea0caee87020152d1ee96e71</meta:generator>
    <meta:document-statistic meta:table-count="1" meta:image-count="0" meta:object-count="0" meta:page-count="1" meta:paragraph-count="26" meta:word-count="46" meta:character-count="244" meta:non-whitespace-character-count="220"/>
  </office:meta>
</office:document-meta>
</file>